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Poplar Std" svg:font-family="'Poplar Std'" style:font-family-generic="decorative" style:font-pitch="variable"/>
    <style:font-face style:name="Liberation Serif" svg:font-family="'Liberation Serif'" style:font-family-generic="roman" style:font-pitch="variable"/>
    <style:font-face style:name="Hobo Std" svg:font-family="'Hobo Std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Hobo Std" fo:font-size="40pt" fo:language="ru" fo:country="RU" officeooo:rsid="00043b72" officeooo:paragraph-rsid="00043b72" style:font-size-asian="35pt" style:font-size-complex="4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 атаку мои миньоны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Poplar Std" svg:font-family="'Poplar Std'" style:font-family-generic="decorative" style:font-pitch="variable"/>
    <style:font-face style:name="Liberation Serif" svg:font-family="'Liberation Serif'" style:font-family-generic="roman" style:font-pitch="variable"/>
    <style:font-face style:name="Hobo Std" svg:font-family="'Hobo Std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 LibreOffice_project/aecc05fe267cc68dde00352a451aa867b3b546ac</meta:generator>
    <dc:date>2019-06-10T20:22:12.743000000</dc:date>
    <meta:editing-duration>PT9M2S</meta:editing-duration>
    <meta:editing-cycles>1</meta:editing-cycles>
    <meta:document-statistic meta:table-count="0" meta:image-count="0" meta:object-count="0" meta:page-count="1" meta:paragraph-count="1" meta:word-count="4" meta:character-count="20" meta:non-whitespace-character-count="16"/>
  </office:meta>
</office:document-meta>
</file>